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a54" officeooo:paragraph-rsid="000d9a54"/>
    </style:style>
    <style:style style:name="P2" style:family="paragraph" style:parent-style-name="Standard">
      <style:text-properties fo:font-weight="bold" officeooo:rsid="000d9a54" officeooo:paragraph-rsid="000d9a54" style:font-weight-asian="bold" style:font-weight-complex="bold"/>
    </style:style>
    <style:style style:name="P3" style:family="paragraph" style:parent-style-name="Standard">
      <style:text-properties fo:font-weight="normal" officeooo:rsid="000d9a54" officeooo:paragraph-rsid="000d9a5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:</text:p>
      <text:p text:style-name="P1"/>
      <text:p text:style-name="P1">1. Draw the memory layout diagram ?</text:p>
      <text:p text:style-name="P1">2. what is modifier ?</text:p>
      <text:p text:style-name="P1">3. what is qualifier ?</text:p>
      <text:p text:style-name="P1">4. explain storage classes ?</text:p>
      <text:p text:style-name="P1">5. list out all the operators and their precedence ?</text:p>
      <text:p text:style-name="P1">6. what is enum ?</text:p>
      <text:p text:style-name="P1">7. size of enum ?</text:p>
      <text:p text:style-name="P1">8. Where enum is stored ?</text:p>
      <text:p text:style-name="P1">9. declare constant pointer and pointer to a constant ?</text:p>
      <text:p text:style-name="P1">10. function pointer and its use ?</text:p>
      <text:p text:style-name="P1">11. Call back function</text:p>
      <text:p text:style-name="P1">12. write a program to reverse a string ?</text:p>
      <text:p text:style-name="P1">13. Implement strcat</text:p>
      <text:p text:style-name="P1">14. bit toggle</text:p>
      <text:p text:style-name="P1">15. what is inline function ?</text:p>
      <text:p text:style-name="P1"/>
      <text:p text:style-name="P2">DS :</text:p>
      <text:p text:style-name="P1"/>
      <text:p text:style-name="P1">1 . write a program to find the nth node from the end ?</text:p>
      <text:p text:style-name="P1">2 . write a program to find the level order of <text:s/>a tree ?</text:p>
      <text:p text:style-name="P1">3 . what is BST ?</text:p>
      <text:p text:style-name="P1"/>
      <text:p text:style-name="P2">Tool chain :</text:p>
      <text:p text:style-name="P1"/>
      <text:p text:style-name="P1">1 . why gdb?</text:p>
      <text:p text:style-name="P1">2 . why toolchain ?</text:p>
      <text:p text:style-name="P1">3 . why make ?</text:p>
      <text:p text:style-name="P1">4 . why makefile ?</text:p>
      <text:p text:style-name="P1">5 . why addr2line ?</text:p>
      <text:p text:style-name="P1"/>
      <text:p text:style-name="P2">LINUX :</text:p>
      <text:p text:style-name="P2"/>
      <text:p text:style-name="P3">1 . why virtual address ?</text:p>
      <text:p text:style-name="P3">2 . why paging ?</text:p>
      <text:p text:style-name="P3">3 . why segmentation ?</text:p>
      <text:p text:style-name="P3">4 . why TLB ?</text:p>
      <text:p text:style-name="P3">5 . why memory management ?</text:p>
      <text:p text:style-name="P3">6 . what is page fault exception and segmentation fault exception ?</text:p>
      <text:p text:style-name="P3">7 . what is scheduler ?</text:p>
      <text:p text:style-name="P3">8 . why scheduler ?</text:p>
      <text:p text:style-name="P3">9 . why IPC ?</text:p>
      <text:p text:style-name="P3">10 . why file systems ?</text:p>
      <text:p text:style-name="P3">11 . why VFS ?</text:p>
      <text:p text:style-name="P3">12 . why port ?</text:p>
      <text:p text:style-name="P3">13 . why TLB flush ?</text:p>
      <text:p text:style-name="P3">14 . explain task state space diagram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8:11:50.379036807</meta:creation-date>
    <dc:date>2016-08-24T18:24:14.624910067</dc:date>
    <meta:editing-duration>P0D</meta:editing-duration>
    <meta:editing-cycles>1</meta:editing-cycles>
    <meta:document-statistic meta:table-count="0" meta:image-count="0" meta:object-count="0" meta:page-count="1" meta:paragraph-count="41" meta:word-count="242" meta:character-count="1004" meta:non-whitespace-character-count="802"/>
    <meta:generator>LibreOffice/4.2.4.2$Linux_x86 LibreOffice_project/420m0$Build-2</meta:generator>
  </office:meta>
</office:document-meta>
</file>